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62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3" table:default-cell-style-name="ce1"/>
        <table:table-column table:style-name="co5" table:number-columns-repeated="1612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; 2</text:p>
          </table:table-cell>
          <table:table-cell office:value-type="float" office:value="12" table:formula="of:=[.B5]+[.D3]" table:style-name="ce1">
            <text:p>12</text:p>
          </table:table-cell>
          <table:table-cell table:number-columns-repeated="16380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; 3</text:p>
          </table:table-cell>
          <table:table-cell office:value-type="float" office:value="6" table:formula="of:=[.B6]+[.D2]" table:style-name="ce1">
            <text:p>6</text:p>
          </table:table-cell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6" table:formula="of:=[.B7]+[.D5]" table:style-name="ce1">
            <text:p>16</text:p>
          </table:table-cell>
          <table:table-cell table:number-columns-repeated="16380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1" table:formula="of:=[.B8]+[.D6]" table:style-name="ce1">
            <text:p>11</text:p>
          </table:table-cell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4; 7</text:p>
          </table:table-cell>
          <table:table-cell office:value-type="float" office:value="19" table:formula="of:=[.B9]+[.D5]" table:style-name="ce1">
            <text:p>19</text:p>
          </table:table-cell>
          <table:table-cell table:number-columns-repeated="16380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7" table:formula="of:=[.B10]+[.D4]" table:style-name="ce1">
            <text:p>17</text:p>
          </table:table-cell>
          <table:table-cell table:number-columns-repeated="1638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9" table:formula="of:=[.B11]+[.D7]" table:style-name="ce1">
            <text:p>19</text:p>
          </table:table-cell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7; 9</text:p>
          </table:table-cell>
          <table:table-cell office:value-type="float" office:value="23" table:formula="of:=[.B12]+[.D10]" table:style-name="ce1">
            <text:p>23</text:p>
          </table:table-cell>
          <table:table-cell table:number-columns-repeated="16380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?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2">
          <table:table-cell table:number-columns-repeated="3" table:style-name="ce3"/>
          <table:table-cell office:value-type="string" table:style-name="ce1">
            <text:p>19 + x = 25</text:p>
          </table:table-cell>
          <table:table-cell table:number-columns-repeated="16380"/>
        </table:table-row>
        <table:table-row table:style-name="ro2">
          <table:table-cell table:number-columns-repeated="2" table:style-name="ce3"/>
          <table:table-cell office:value-type="string" table:style-name="ce3">
            <text:p>x =<text:s/></text:p>
          </table:table-cell>
          <table:table-cell office:value-type="float" office:value="6" table:formula="of:=25-19" table:style-name="ce1">
            <text:p>6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22</meta:generator>
    <meta:initial-creator>HP</meta:initial-creator>
    <dc:creator>Vladimir Dmitriev</dc:creator>
    <meta:creation-date>2022-07-26T06:42:39Z</meta:creation-date>
    <dc:date>2025-11-27T15:12:44Z</dc:date>
  </office:meta>
</office:document-meta>
</file>